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0732in" svg:y="4.0236in">
            <draw:object draw:notify-on-update-of-ranges="Sheet1.C13:Sheet1.C16 Sheet1.F13:Sheet1.F16 Sheet1.G13:Sheet1.G16 Sheet1.H13:Sheet1.H16 Sheet1.I13:Sheet1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Implementation</text:p>
          </table:table-cell>
          <table:table-cell table:style-name="ce1" office:value-type="string" calcext:value-type="string" table:number-columns-spanned="1" table:number-rows-spanned="2">
            <text:p>Threshold</text:p>
          </table:table-cell>
          <table:table-cell table:style-name="ce4" office:value-type="string" calcext:value-type="string" table:number-columns-spanned="1" table:number-rows-spanned="2">
            <text:p>Total Iteration</text:p>
          </table:table-cell>
          <table:table-cell table:style-name="ce4" office:value-type="string" calcext:value-type="string" table:number-columns-spanned="1" table:number-rows-spanned="2">
            <text:p>Total Time per Iteration [ms]</text:p>
          </table:table-cell>
          <table:table-cell table:style-name="ce2" office:value-type="string" calcext:value-type="string" table:number-columns-spanned="2" table:number-rows-spanned="1">
            <text:p>Time per Iteration[ms]</text:p>
          </table:table-cell>
          <table:covered-table-cell table:style-name="ce2"/>
          <table:table-cell table:style-name="ce2"/>
        </table:table-row>
        <table:table-row table:style-name="ro1">
          <table:table-cell table:number-columns-repeated="2"/>
          <table:covered-table-cell table:number-columns-repeated="2" table:style-name="ce2"/>
          <table:covered-table-cell table:number-columns-repeated="2" table:style-name="ce4"/>
          <table:table-cell table:style-name="ce2" office:value-type="string" calcext:value-type="string">
            <text:p>Clustering points</text:p>
          </table:table-cell>
          <table:table-cell table:style-name="ce2" office:value-type="string" calcext:value-type="string">
            <text:p>Update centroids</text:p>
          </table:table-cell>
          <table:table-cell table:style-name="ce2" office:value-type="string" calcext:value-type="string">
            <text:p>Data transf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equential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3" calcext:value-type="float">
            <text:p>0.3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hrust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98" calcext:value-type="float">
            <text:p>19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asic CUDA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83" calcext:value-type="float">
            <text:p>283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asic Shmem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07" calcext:value-type="float">
            <text:p>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23:06:37.487943455</meta:creation-date>
    <dc:date>2021-10-12T09:35:47.498157008</dc:date>
    <meta:editing-duration>PT9H45M3S</meta:editing-duration>
    <meta:editing-cycles>2</meta:editing-cycles>
    <meta:generator>LibreOffice/6.4.7.2$Linux_X86_64 LibreOffice_project/40$Build-2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1.489cm" svg:y="0.159cm" style:legend-expansion="custom" chartooo:width="14.51cm" chartooo:height="0.598cm" style:legend-expansion-aspect-ratio="24.2642140468227" chart:style-name="ch2"/>
        <chart:plot-area chart:style-name="ch3" table:cell-range-address="Sheet1.C13:Sheet1.C16 Sheet1.F13:Sheet1.I16" chart:data-source-has-labels="both" svg:x="1.001cm" svg:y="0.83cm" svg:width="14.348cm" svg:height="7.855cm">
          <chartooo:coordinate-region svg:x="1.808cm" svg:y="1.029cm" svg:width="13.541cm" svg:height="7.009cm"/>
          <chart:axis chart:dimension="x" chart:name="primary-x" chart:style-name="ch4" chartooo:axis-type="auto">
            <chartooo:date-scale/>
            <chart:categories table:cell-range-address="Sheet1.C13:Sheet1.C16"/>
          </chart:axis>
          <chart:axis chart:dimension="y" chart:name="primary-y" chart:style-name="ch5">
            <chart:title svg:x="0.121cm" svg:y="5.462cm" chart:style-name="ch6">
              <text:p>Time[ms]</text:p>
            </chart:title>
            <chart:grid chart:style-name="ch7" chart:class="major"/>
          </chart:axis>
          <chart:series chart:style-name="ch8" chart:values-cell-range-address="Sheet1.F13:Sheet1.F16" loext:label-string="total_time_iteration" chart:class="chart:bar">
            <chart:data-point chart:repeated="4"/>
          </chart:series>
          <chart:series chart:style-name="ch9" chart:values-cell-range-address="Sheet1.G13:Sheet1.G16" loext:label-string="cluster_time_iteration" chart:class="chart:bar">
            <chart:data-point chart:repeated="4"/>
          </chart:series>
          <chart:series chart:style-name="ch10" chart:values-cell-range-address="Sheet1.H13:Sheet1.H16" loext:label-string="update_time_iteration" chart:class="chart:bar">
            <chart:data-point chart:repeated="4"/>
          </chart:series>
          <chart:series chart:style-name="ch11" chart:values-cell-range-address="Sheet1.I13:Sheet1.I16" loext:label-string="data_transfer_time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_iteration</text:p>
              </table:table-cell>
              <table:table-cell office:value-type="string">
                <text:p>cluster_time_iteration</text:p>
              </table:table-cell>
              <table:table-cell office:value-type="string">
                <text:p>update_time_iteration</text:p>
              </table:table-cell>
              <table:table-cell office:value-type="string">
                <text:p>data_transfer_time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1.C13:Sheet1.C16</svg:desc>
                </draw:g>
              </table:table-cell>
              <table:table-cell office:value-type="float" office:value="164">
                <text:p>164</text:p>
                <draw:g>
                  <svg:desc>Sheet1.F13:Sheet1.F16</svg:desc>
                </draw:g>
              </table:table-cell>
              <table:table-cell office:value-type="float" office:value="152">
                <text:p>152</text:p>
                <draw:g>
                  <svg:desc>Sheet1.G13:Sheet1.G16</svg:desc>
                </draw:g>
              </table:table-cell>
              <table:table-cell office:value-type="float" office:value="12">
                <text:p>12</text:p>
                <draw:g>
                  <svg:desc>Sheet1.H13:Sheet1.H16</svg:desc>
                </draw:g>
              </table:table-cell>
              <table:table-cell office:value-type="float" office:value="0.3">
                <text:p>0.3</text:p>
                <draw:g>
                  <svg:desc>Sheet1.I13:Sheet1.I16</svg:desc>
                </draw:g>
              </table:table-cell>
            </table:table-row>
            <table:table-row>
              <table:table-cell office:value-type="string">
                <text:p>Thrust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Basic CUDA</text:p>
              </table:table-cell>
              <table:table-cell office:value-type="float" office:value="7.2">
                <text:p>7.2</text:p>
              </table:table-cell>
              <table:table-cell office:value-type="float" office:value="3.6">
                <text:p>3.6</text:p>
              </table:table-cell>
              <table:table-cell office:value-type="float" office:value="0.5">
                <text:p>0.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Basic Shmem</text:p>
              </table:table-cell>
              <table:table-cell office:value-type="float" office:value="6.4">
                <text:p>6.4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